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BasedEvaluator.evaluate( String propertyName , PropertyHelper propertyHel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exBasedEvaluator.RegexBased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exBasedEvaluator.RegexBasedEvaluator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BasedEvaluator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BasedEvaluato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BasedEvaluator.getRegularExpr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